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Courier New2" svg:font-family="'Courier New'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Kursiv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le11" style:family="table">
      <style:table-properties style:width="6.6875in" fo:break-before="auto" fo:break-after="auto" table:align="right"/>
    </style:style>
    <style:style style:name="Tabelle11.A" style:family="table-column">
      <style:table-column-properties style:column-width="1.9688in"/>
    </style:style>
    <style:style style:name="Tabelle11.B" style:family="table-column">
      <style:table-column-properties style:column-width="0.7188in"/>
    </style:style>
    <style:style style:name="Tabelle11.C" style:family="table-column">
      <style:table-column-properties style:column-width="0.7917in"/>
    </style:style>
    <style:style style:name="Tabelle11.D" style:family="table-column">
      <style:table-column-properties style:column-width="1.6042in"/>
    </style:style>
    <style:style style:name="Tabelle11.A1" style:family="table-cell">
      <style:table-cell-properties fo:padding="0.0382in" fo:border="none"/>
    </style:style>
    <style:style style:name="Tabelle11.C1" style:family="table-cell">
      <style:table-cell-properties fo:padding="0.0382in" fo:border-left="0.05pt solid #000000" fo:border-right="0.05pt solid #000000" fo:border-top="none" fo:border-bottom="none"/>
    </style:style>
    <style:style style:name="Tabelle11.D1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elle1" style:family="table">
      <style:table-properties style:width="6.1986in" table:align="right"/>
    </style:style>
    <style:style style:name="Tabelle1.A" style:family="table-column">
      <style:table-column-properties style:column-width="1.3125in"/>
    </style:style>
    <style:style style:name="Tabelle1.B" style:family="table-column">
      <style:table-column-properties style:column-width="4.8861in"/>
    </style:style>
    <style:style style:name="Tabelle1.1" style:family="table-row">
      <style:table-row-properties style:min-row-height="0.6847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B1" style:family="table-cell">
      <style:table-cell-properties fo:background-color="#eeeeee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6.209in" table:align="right"/>
    </style:style>
    <style:style style:name="Tabelle2.A" style:family="table-column">
      <style:table-column-properties style:column-width="0.3438in"/>
    </style:style>
    <style:style style:name="Tabelle2.B" style:family="table-column">
      <style:table-column-properties style:column-width="2.1354in"/>
    </style:style>
    <style:style style:name="Tabelle2.C" style:family="table-column">
      <style:table-column-properties style:column-width="3.7299in"/>
    </style:style>
    <style:style style:name="Tabel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382in" fo:border="0.05pt solid #000000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e2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.3" style:family="table-row">
      <style:table-row-properties style:min-row-height="1.1958in"/>
    </style:style>
    <style:style style:name="Tabelle3" style:family="table">
      <style:table-properties style:width="6.209in" table:align="right" fo:background-color="transparent">
        <style:background-image/>
      </style:table-properties>
    </style:style>
    <style:style style:name="Tabelle3.A" style:family="table-column">
      <style:table-column-properties style:column-width="1.2083in"/>
    </style:style>
    <style:style style:name="Tabelle3.B" style:family="table-column">
      <style:table-column-properties style:column-width="5.0007in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3.B1" style:family="table-cell">
      <style:table-cell-properties fo:background-color="#ffffff" fo:padding="0.0382in" fo:border="0.05pt solid #000000">
        <style:background-image/>
      </style:table-cell-properties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382in" fo:border-left="0.05pt solid #000000" fo:border-right="none" fo:border-top="none" fo:border-bottom="0.05pt solid #000000"/>
    </style:style>
    <style:style style:name="Tabelle3.A4" style:family="table-cell">
      <style:table-cell-properties fo:padding="0.0382in" fo:border-left="0.05pt solid #000000" fo:border-right="none" fo:border-top="none" fo:border-bottom="0.05pt solid #000000"/>
    </style:style>
    <style:style style:name="Tabelle4" style:family="table">
      <style:table-properties style:width="6.209in" table:align="right"/>
    </style:style>
    <style:style style:name="Tabelle4.A" style:family="table-column">
      <style:table-column-properties style:column-width="0.9688in"/>
    </style:style>
    <style:style style:name="Tabelle4.B" style:family="table-column">
      <style:table-column-properties style:column-width="3.3854in"/>
    </style:style>
    <style:style style:name="Tabelle4.C" style:family="table-column">
      <style:table-column-properties style:column-width="1.8549in"/>
    </style:style>
    <style:style style:name="Tabel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382in" fo:border="0.05pt solid #000000"/>
    </style:style>
    <style:style style:name="Tabelle4.A2" style:family="table-cell">
      <style:table-cell-properties fo:padding="0.0382in" fo:border-left="0.05pt solid #000000" fo:border-right="none" fo:border-top="none" fo:border-bottom="0.05pt solid #000000"/>
    </style:style>
    <style:style style:name="Tabelle4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e4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6.2194in" table:align="right"/>
    </style:style>
    <style:style style:name="Tabelle5.A" style:family="table-column">
      <style:table-column-properties style:column-width="0.5938in"/>
    </style:style>
    <style:style style:name="Tabelle5.B" style:family="table-column">
      <style:table-column-properties style:column-width="3.5951in"/>
    </style:style>
    <style:style style:name="Tabelle5.C" style:family="table-column">
      <style:table-column-properties style:column-width="2.0306in"/>
    </style:style>
    <style:style style:name="Tabel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382in" fo:border="0.05pt solid #000000"/>
    </style:style>
    <style:style style:name="Tabelle5.A2" style:family="table-cell">
      <style:table-cell-properties fo:padding="0.0382in" fo:border-left="0.05pt solid #000000" fo:border-right="none" fo:border-top="none" fo:border-bottom="0.05pt solid #000000"/>
    </style:style>
    <style:style style:name="Tabelle5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e5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6.2194in" table:align="right"/>
    </style:style>
    <style:style style:name="Tabelle6.A" style:family="table-column">
      <style:table-column-properties style:column-width="0.7083in"/>
    </style:style>
    <style:style style:name="Tabelle6.B" style:family="table-column">
      <style:table-column-properties style:column-width="3.6563in"/>
    </style:style>
    <style:style style:name="Tabelle6.C" style:family="table-column">
      <style:table-column-properties style:column-width="1.8549in"/>
    </style:style>
    <style:style style:name="Tabel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382in" fo:border="0.05pt solid #000000"/>
    </style:style>
    <style:style style:name="Tabelle6.A2" style:family="table-cell">
      <style:table-cell-properties fo:padding="0.0382in" fo:border-left="0.05pt solid #000000" fo:border-right="none" fo:border-top="none" fo:border-bottom="0.05pt solid #000000"/>
    </style:style>
    <style:style style:name="Tabelle6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e6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6.2194in" table:align="right"/>
    </style:style>
    <style:style style:name="Tabelle7.A" style:family="table-column">
      <style:table-column-properties style:column-width="6.2194in"/>
    </style:style>
    <style:style style:name="Tabelle7.A1" style:family="table-cell">
      <style:table-cell-properties fo:padding="0.0382in" fo:border="0.05pt solid #000000"/>
    </style:style>
    <style:style style:name="Tabelle8" style:family="table">
      <style:table-properties style:width="6.2194in" table:align="right"/>
    </style:style>
    <style:style style:name="Tabelle8.A" style:family="table-column">
      <style:table-column-properties style:column-width="2.3333in"/>
    </style:style>
    <style:style style:name="Tabelle8.B" style:family="table-column">
      <style:table-column-properties style:column-width="3.8861in"/>
    </style:style>
    <style:style style:name="Tabel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8.B1" style:family="table-cell">
      <style:table-cell-properties fo:background-color="#eeeeee" fo:padding="0.0382in" fo:border="0.05pt solid #000000">
        <style:background-image/>
      </style:table-cell-properties>
    </style:style>
    <style:style style:name="Tabelle8.A2" style:family="table-cell">
      <style:table-cell-properties fo:padding="0.0382in" fo:border-left="0.05pt solid #000000" fo:border-right="none" fo:border-top="none" fo:border-bottom="0.05pt solid #000000"/>
    </style:style>
    <style:style style:name="Tabelle8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8.A3" style:family="table-cell">
      <style:table-cell-properties fo:padding="0.0382in" fo:border-left="0.05pt solid #000000" fo:border-right="none" fo:border-top="none" fo:border-bottom="0.05pt solid #000000"/>
    </style:style>
    <style:style style:name="Tabelle8.A4" style:family="table-cell">
      <style:table-cell-properties fo:padding="0.0382in" fo:border-left="0.05pt solid #000000" fo:border-right="none" fo:border-top="none" fo:border-bottom="0.05pt solid #000000"/>
    </style:style>
    <style:style style:name="Tabelle9" style:family="table">
      <style:table-properties style:width="6.2194in" table:align="right"/>
    </style:style>
    <style:style style:name="Tabelle9.A" style:family="table-column">
      <style:table-column-properties style:column-width="2.0521in"/>
    </style:style>
    <style:style style:name="Tabelle9.B" style:family="table-column">
      <style:table-column-properties style:column-width="4.1674in"/>
    </style:style>
    <style:style style:name="Tabel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9.B1" style:family="table-cell">
      <style:table-cell-properties fo:background-color="#eeeeee" fo:padding="0.0382in" fo:border="0.05pt solid #000000">
        <style:background-image/>
      </style:table-cell-properties>
    </style:style>
    <style:style style:name="Tabelle9.A2" style:family="table-cell">
      <style:table-cell-properties fo:padding="0.0382in" fo:border-left="0.05pt solid #000000" fo:border-right="none" fo:border-top="none" fo:border-bottom="0.05pt solid #000000"/>
    </style:style>
    <style:style style:name="Tabelle9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9.A3" style:family="table-cell">
      <style:table-cell-properties fo:padding="0.0382in" fo:border-left="0.05pt solid #000000" fo:border-right="none" fo:border-top="none" fo:border-bottom="0.05pt solid #000000"/>
    </style:style>
    <style:style style:name="Tabelle9.A4" style:family="table-cell">
      <style:table-cell-properties fo:padding="0.0382in" fo:border-left="0.05pt solid #000000" fo:border-right="none" fo:border-top="none" fo:border-bottom="0.05pt solid #000000"/>
    </style:style>
    <style:style style:name="Tabelle10" style:family="table">
      <style:table-properties style:width="6.2194in" table:align="right"/>
    </style:style>
    <style:style style:name="Tabelle10.A" style:family="table-column">
      <style:table-column-properties style:column-width="6.2194in"/>
    </style:style>
    <style:style style:name="Tabelle10.A1" style:family="table-cell">
      <style:table-cell-properties fo:padding="0.0382in" fo:border="0.05pt solid #000000"/>
    </style:style>
    <style:style style:name="Tabelle12" style:family="table">
      <style:table-properties style:width="6.2194in" table:align="right"/>
    </style:style>
    <style:style style:name="Tabelle12.A" style:family="table-column">
      <style:table-column-properties style:column-width="6.2194in"/>
    </style:style>
    <style:style style:name="Tabelle12.A1" style:family="table-cell">
      <style:table-cell-properties fo:padding="0.0382in" fo:border="0.05pt solid #000000"/>
    </style:style>
    <style:style style:name="Tabelle13" style:family="table">
      <style:table-properties style:width="6.2194in" table:align="right"/>
    </style:style>
    <style:style style:name="Tabelle13.A" style:family="table-column">
      <style:table-column-properties style:column-width="1.4375in"/>
    </style:style>
    <style:style style:name="Tabelle13.B" style:family="table-column">
      <style:table-column-properties style:column-width="4.7819in"/>
    </style:style>
    <style:style style:name="Tabel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3.B1" style:family="table-cell">
      <style:table-cell-properties fo:background-color="#eeeeee" fo:padding="0.0382in" fo:border="0.05pt solid #000000">
        <style:background-image/>
      </style:table-cell-properties>
    </style:style>
    <style:style style:name="Tabelle13.A2" style:family="table-cell">
      <style:table-cell-properties fo:padding="0.0382in" fo:border-left="0.05pt solid #000000" fo:border-right="none" fo:border-top="none" fo:border-bottom="0.05pt solid #000000"/>
    </style:style>
    <style:style style:name="Tabelle13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13.A3" style:family="table-cell">
      <style:table-cell-properties fo:padding="0.0382in" fo:border-left="0.05pt solid #000000" fo:border-right="none" fo:border-top="none" fo:border-bottom="0.05pt solid #000000"/>
    </style:style>
    <style:style style:name="Tabelle14" style:family="table">
      <style:table-properties style:width="6.2556in" table:align="right"/>
    </style:style>
    <style:style style:name="Tabelle14.A" style:family="table-column">
      <style:table-column-properties style:column-width="1in"/>
    </style:style>
    <style:style style:name="Tabelle14.B" style:family="table-column">
      <style:table-column-properties style:column-width="0.4778in"/>
    </style:style>
    <style:style style:name="Tabel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4.B1" style:family="table-cell" style:data-style-name="N2">
      <style:table-cell-properties fo:padding="0.0382in" fo:border-left="0.05pt solid #000000" fo:border-right="none" fo:border-top="0.05pt solid #000000" fo:border-bottom="0.05pt solid #000000"/>
    </style:style>
    <style:style style:name="Tabelle14.L1" style:family="table-cell" style:data-style-name="N2">
      <style:table-cell-properties fo:padding="0.0382in" fo:border="0.05pt solid #000000"/>
    </style:style>
    <style:style style:name="Tabelle14.A2" style:family="table-cell">
      <style:table-cell-properties fo:padding="0.0382in" fo:border-left="0.05pt solid #000000" fo:border-right="none" fo:border-top="none" fo:border-bottom="0.05pt solid #000000"/>
    </style:style>
    <style:style style:name="Tabelle14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e14.D2" style:family="table-cell" style:data-style-name="N2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e14.L2" style:family="table-cell" style:data-style-name="N2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14.A3" style:family="table-cell">
      <style:table-cell-properties fo:padding="0.0382in" fo:border-left="0.05pt solid #000000" fo:border-right="none" fo:border-top="none" fo:border-bottom="0.05pt solid #000000"/>
    </style:style>
    <style:style style:name="Tabelle15" style:family="table">
      <style:table-properties style:width="6.4361in" fo:margin-left="0.4313in" table:align="left"/>
    </style:style>
    <style:style style:name="Tabelle15.A" style:family="table-column">
      <style:table-column-properties style:column-width="5.1861in"/>
    </style:style>
    <style:style style:name="Tabelle15.B" style:family="table-column">
      <style:table-column-properties style:column-width="1.25in"/>
    </style:style>
    <style:style style:name="Tabel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382in" fo:border="0.05pt solid #000000"/>
    </style:style>
    <style:style style:name="Tabel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e15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15.B5" style:family="table-cell" style:data-style-name="N0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1">
      <style:text-properties style:font-name="Arial1"/>
    </style:style>
    <style:style style:name="P3" style:family="paragraph" style:parent-style-name="Heading_20_1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language="zxx" fo:country="none" officeooo:rsid="00148553" officeooo:paragraph-rsid="00148553" style:language-asian="zxx" style:country-asian="none" style:language-complex="zxx" style:country-complex="none"/>
    </style:style>
    <style:style style:name="P8" style:family="paragraph" style:parent-style-name="Table_20_Contents">
      <style:text-properties officeooo:rsid="00140764" officeooo:paragraph-rsid="001a4ee9"/>
    </style:style>
    <style:style style:name="P9" style:family="paragraph" style:parent-style-name="Table_20_Contents">
      <style:text-properties officeooo:paragraph-rsid="001bdb0d"/>
    </style:style>
    <style:style style:name="P10" style:family="paragraph" style:parent-style-name="Table_20_Contents">
      <style:text-properties officeooo:paragraph-rsid="001d0c21"/>
    </style:style>
    <style:style style:name="P11" style:family="paragraph" style:parent-style-name="Table_20_Contents">
      <style:text-properties officeooo:paragraph-rsid="001dc77e"/>
    </style:style>
    <style:style style:name="P12" style:family="paragraph" style:parent-style-name="Table_20_Contents">
      <style:text-properties officeooo:paragraph-rsid="001df40a"/>
    </style:style>
    <style:style style:name="P13" style:family="paragraph" style:parent-style-name="Table_20_Contents">
      <style:text-properties officeooo:paragraph-rsid="001dfc87"/>
    </style:style>
    <style:style style:name="P14" style:family="paragraph" style:parent-style-name="Table_20_Contents">
      <style:text-properties officeooo:paragraph-rsid="001fb3cf"/>
    </style:style>
    <style:style style:name="P15" style:family="paragraph" style:parent-style-name="Table_20_Contents">
      <style:text-properties officeooo:paragraph-rsid="0022d40c"/>
    </style:style>
    <style:style style:name="P16" style:family="paragraph" style:parent-style-name="Table_20_Contents">
      <style:text-properties officeooo:paragraph-rsid="00237200"/>
    </style:style>
    <style:style style:name="P17" style:family="paragraph" style:parent-style-name="Table_20_Contents">
      <style:text-properties officeooo:paragraph-rsid="0026ced9"/>
    </style:style>
    <style:style style:name="P18" style:family="paragraph" style:parent-style-name="Table_20_Contents">
      <style:text-properties officeooo:paragraph-rsid="002b8d07"/>
    </style:style>
    <style:style style:name="P19" style:family="paragraph" style:parent-style-name="Table_20_Contents">
      <style:text-properties officeooo:paragraph-rsid="002b915a"/>
    </style:style>
    <style:style style:name="P20" style:family="paragraph" style:parent-style-name="Table_20_Contents">
      <style:text-properties officeooo:paragraph-rsid="002c92af"/>
    </style:style>
    <style:style style:name="P21" style:family="paragraph" style:parent-style-name="Table_20_Contents">
      <style:text-properties officeooo:paragraph-rsid="002e574b"/>
    </style:style>
    <style:style style:name="P22" style:family="paragraph" style:parent-style-name="Table_20_Contents">
      <style:text-properties officeooo:paragraph-rsid="003041b4"/>
    </style:style>
    <style:style style:name="P23" style:family="paragraph" style:parent-style-name="Table_20_Contents">
      <style:text-properties officeooo:paragraph-rsid="0030d074"/>
    </style:style>
    <style:style style:name="P24" style:family="paragraph" style:parent-style-name="Table_20_Contents">
      <style:text-properties officeooo:paragraph-rsid="00310a88"/>
    </style:style>
    <style:style style:name="P25" style:family="paragraph" style:parent-style-name="Table_20_Contents">
      <style:text-properties officeooo:paragraph-rsid="0032cf63"/>
    </style:style>
    <style:style style:name="P26" style:family="paragraph" style:parent-style-name="Table_20_Contents">
      <style:text-properties officeooo:paragraph-rsid="0033f959"/>
    </style:style>
    <style:style style:name="P27" style:family="paragraph" style:parent-style-name="Table_20_Contents">
      <style:text-properties officeooo:paragraph-rsid="0035eeed"/>
    </style:style>
    <style:style style:name="P28" style:family="paragraph" style:parent-style-name="Table_20_Contents">
      <style:text-properties officeooo:paragraph-rsid="00377f06"/>
    </style:style>
    <style:style style:name="P29" style:family="paragraph" style:parent-style-name="Table_20_Contents">
      <style:text-properties officeooo:rsid="001bd1b9" officeooo:paragraph-rsid="003a7118"/>
    </style:style>
    <style:style style:name="P30" style:family="paragraph" style:parent-style-name="Table_20_Contents">
      <style:text-properties officeooo:rsid="001bd1b9" officeooo:paragraph-rsid="003e1b18"/>
    </style:style>
    <style:style style:name="P31" style:family="paragraph" style:parent-style-name="Table_20_Contents">
      <style:text-properties officeooo:paragraph-rsid="003c64f1"/>
    </style:style>
    <style:style style:name="P32" style:family="paragraph" style:parent-style-name="Table_20_Contents">
      <style:text-properties officeooo:paragraph-rsid="003f5745"/>
    </style:style>
    <style:style style:name="P33" style:family="paragraph" style:parent-style-name="Table_20_Contents">
      <style:text-properties officeooo:paragraph-rsid="0040a236"/>
    </style:style>
    <style:style style:name="P34" style:family="paragraph" style:parent-style-name="Table_20_Contents">
      <style:text-properties officeooo:rsid="00355541" officeooo:paragraph-rsid="0042f373"/>
    </style:style>
    <style:style style:name="P35" style:family="paragraph" style:parent-style-name="Table_20_Contents">
      <loext:graphic-properties draw:fill="solid" draw:fill-color="#eeeeee" draw:opacity="100%"/>
      <style:paragraph-properties fo:background-color="#eeeeee"/>
      <style:text-properties officeooo:rsid="001f5df4" officeooo:paragraph-rsid="0043ef0c"/>
    </style:style>
    <style:style style:name="P36" style:family="paragraph" style:parent-style-name="Table_20_Contents">
      <style:text-properties officeooo:paragraph-rsid="00471988"/>
    </style:style>
    <style:style style:name="P37" style:family="paragraph" style:parent-style-name="Table_20_Contents">
      <style:text-properties officeooo:paragraph-rsid="00474ef9"/>
    </style:style>
    <style:style style:name="P38" style:family="paragraph" style:parent-style-name="Table_20_Contents">
      <style:text-properties officeooo:paragraph-rsid="0047bc03"/>
    </style:style>
    <style:style style:name="P39" style:family="paragraph" style:parent-style-name="Table_20_Contents">
      <style:text-properties officeooo:paragraph-rsid="00487651"/>
    </style:style>
    <style:style style:name="P40" style:family="paragraph" style:parent-style-name="Table_20_Contents">
      <style:text-properties officeooo:paragraph-rsid="004a4f7b"/>
    </style:style>
    <style:style style:name="P41" style:family="paragraph" style:parent-style-name="Table_20_Contents">
      <loext:graphic-properties draw:fill="solid" draw:fill-color="#eeeeee" draw:opacity="100%"/>
      <style:paragraph-properties fo:background-color="#eeeeee"/>
      <style:text-properties officeooo:rsid="003a3cce" officeooo:paragraph-rsid="004f2907"/>
    </style:style>
    <style:style style:name="P42" style:family="paragraph" style:parent-style-name="Table_20_Contents">
      <style:text-properties officeooo:rsid="002bb525" officeooo:paragraph-rsid="0050f386"/>
    </style:style>
    <style:style style:name="P43" style:family="paragraph" style:parent-style-name="Table_20_Contents">
      <style:text-properties officeooo:rsid="0052742f" officeooo:paragraph-rsid="0052742f"/>
    </style:style>
    <style:style style:name="P44" style:family="paragraph" style:parent-style-name="Table_20_Contents">
      <style:text-properties officeooo:rsid="0056b10e" officeooo:paragraph-rsid="0056b10e"/>
    </style:style>
    <style:style style:name="P45" style:family="paragraph" style:parent-style-name="Table_20_Contents">
      <style:text-properties officeooo:rsid="005ef78d" officeooo:paragraph-rsid="005ef78d"/>
    </style:style>
    <style:style style:name="P46" style:family="paragraph" style:parent-style-name="Table_20_Contents">
      <style:text-properties officeooo:rsid="005fed17" officeooo:paragraph-rsid="005fed17"/>
    </style:style>
    <style:style style:name="P47" style:family="paragraph" style:parent-style-name="Table_20_Contents">
      <style:text-properties officeooo:rsid="006165d3" officeooo:paragraph-rsid="006165d3"/>
    </style:style>
    <style:style style:name="P48" style:family="paragraph" style:parent-style-name="Table_20_Contents">
      <style:text-properties officeooo:rsid="006219fc" officeooo:paragraph-rsid="006219fc"/>
    </style:style>
    <style:style style:name="P49" style:family="paragraph" style:parent-style-name="Table_20_Contents">
      <style:text-properties officeooo:rsid="006387c5" officeooo:paragraph-rsid="006387c5"/>
    </style:style>
    <style:style style:name="P50" style:family="paragraph" style:parent-style-name="Table_20_Contents">
      <style:text-properties officeooo:rsid="00656aa1" officeooo:paragraph-rsid="00656aa1"/>
    </style:style>
    <style:style style:name="P51" style:family="paragraph" style:parent-style-name="Table_20_Contents">
      <style:text-properties officeooo:rsid="0065b25e" officeooo:paragraph-rsid="0065b25e"/>
    </style:style>
    <style:style style:name="P52" style:family="paragraph" style:parent-style-name="Table_20_Contents">
      <style:text-properties officeooo:rsid="00672c59" officeooo:paragraph-rsid="00672c59"/>
    </style:style>
    <style:style style:name="P53" style:family="paragraph" style:parent-style-name="Table_20_Contents">
      <style:text-properties officeooo:rsid="0069e32a" officeooo:paragraph-rsid="0069e32a"/>
    </style:style>
    <style:style style:name="P54" style:family="paragraph" style:parent-style-name="Table_20_Contents">
      <style:text-properties officeooo:rsid="006b9238" officeooo:paragraph-rsid="006b9238"/>
    </style:style>
    <style:style style:name="P55" style:family="paragraph" style:parent-style-name="Table_20_Contents">
      <style:text-properties officeooo:rsid="006c7631" officeooo:paragraph-rsid="006c7631"/>
    </style:style>
    <style:style style:name="P56" style:family="paragraph" style:parent-style-name="Table_20_Contents">
      <style:text-properties officeooo:rsid="006f92bb" officeooo:paragraph-rsid="006f92bb"/>
    </style:style>
    <style:style style:name="P57" style:family="paragraph" style:parent-style-name="Table_20_Contents">
      <style:text-properties officeooo:rsid="00708f73" officeooo:paragraph-rsid="00708f73"/>
    </style:style>
    <style:style style:name="P58" style:family="paragraph" style:parent-style-name="Table_20_Contents">
      <loext:graphic-properties draw:fill="solid" draw:fill-color="#eeeeee" draw:opacity="100%"/>
      <style:paragraph-properties fo:background-color="#eeeeee"/>
      <style:text-properties officeooo:rsid="00313926" officeooo:paragraph-rsid="004c9ab2"/>
    </style:style>
    <style:style style:name="P59" style:family="paragraph" style:parent-style-name="Code">
      <style:text-properties style:font-name="Times New Roman" fo:font-size="12pt" officeooo:rsid="00148553" officeooo:paragraph-rsid="00148553" style:font-size-asian="12pt" style:font-size-complex="12pt"/>
    </style:style>
    <style:style style:name="P60" style:family="paragraph" style:parent-style-name="Code">
      <style:text-properties officeooo:paragraph-rsid="002c92af"/>
    </style:style>
    <style:style style:name="P61" style:family="paragraph" style:parent-style-name="Code">
      <style:text-properties officeooo:paragraph-rsid="003041b4"/>
    </style:style>
    <style:style style:name="P62" style:family="paragraph" style:parent-style-name="Code">
      <style:text-properties officeooo:paragraph-rsid="00310a88"/>
    </style:style>
    <style:style style:name="P63" style:family="paragraph" style:parent-style-name="Code">
      <style:text-properties officeooo:paragraph-rsid="0033f959"/>
    </style:style>
    <style:style style:name="P64" style:family="paragraph" style:parent-style-name="Code">
      <style:text-properties officeooo:paragraph-rsid="00377f06"/>
    </style:style>
    <style:style style:name="P65" style:family="paragraph" style:parent-style-name="Code">
      <style:text-properties officeooo:paragraph-rsid="003c64f1"/>
    </style:style>
    <style:style style:name="P66" style:family="paragraph" style:parent-style-name="Code">
      <style:text-properties officeooo:paragraph-rsid="003f5745"/>
    </style:style>
    <style:style style:name="P67" style:family="paragraph" style:parent-style-name="Code">
      <style:text-properties officeooo:paragraph-rsid="0040a236"/>
    </style:style>
    <style:style style:name="P68" style:family="paragraph" style:parent-style-name="Code">
      <style:text-properties officeooo:rsid="00b1e362" officeooo:paragraph-rsid="00b1e362"/>
    </style:style>
    <style:style style:name="P69" style:family="paragraph" style:parent-style-name="Standard" style:master-page-name="">
      <loext:graphic-properties draw:fill="none"/>
      <style:paragraph-properties fo:margin-left="0in" fo:margin-right="0in" fo:orphans="2" fo:widows="2" fo:text-indent="0in" style:auto-text-indent="false" style:page-number="auto" fo:background-color="transparent"/>
    </style:style>
    <style:style style:name="P70" style:family="paragraph" style:parent-style-name="Standard" style:master-page-name="">
      <loext:graphic-properties draw:fill="none"/>
      <style:paragraph-properties fo:margin-left="0in" fo:margin-right="0in" fo:orphans="2" fo:widows="2" fo:text-indent="0in" style:auto-text-indent="false" style:page-number="auto" fo:background-color="transparent"/>
      <style:text-properties officeooo:paragraph-rsid="00161a13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/>
    </style:style>
    <style:style style:name="P72" style:family="paragraph" style:parent-style-name="Standard">
      <style:text-properties officeooo:paragraph-rsid="0033f959"/>
    </style:style>
    <style:style style:name="P73" style:family="paragraph" style:parent-style-name="Heading_20_2" style:master-page-name="">
      <loext:graphic-properties draw:fill="none"/>
      <style:paragraph-properties fo:margin-left="0in" fo:margin-right="0in" fo:margin-top="0.1665in" fo:margin-bottom="0.0835in" style:contextual-spacing="false" fo:orphans="2" fo:widows="2" fo:text-indent="0in" style:auto-text-indent="false" style:page-number="auto" fo:background-color="transparent" fo:keep-with-next="always"/>
      <style:text-properties officeooo:paragraph-rsid="00161a13"/>
    </style:style>
    <style:style style:name="P74" style:family="paragraph" style:parent-style-name="Standard" style:list-style-name="L1"/>
    <style:style style:name="P75" style:family="paragraph" style:parent-style-name="Standard" style:list-style-name="L3"/>
    <style:style style:name="P76" style:family="paragraph" style:parent-style-name="Text_20_body" style:list-style-name="L1"/>
    <style:style style:name="P77" style:family="paragraph" style:parent-style-name="Text_20_body" style:list-style-name="L1">
      <style:text-properties officeooo:paragraph-rsid="0011f5a5"/>
    </style:style>
    <style:style style:name="P78" style:family="paragraph" style:parent-style-name="Text_20_body" style:list-style-name="L2"/>
    <style:style style:name="T1" style:family="text">
      <style:text-properties style:font-name="Times New Roman1" fo:font-size="12pt"/>
    </style:style>
    <style:style style:name="T2" style:family="text">
      <style:text-properties fo:font-size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ymbol" fo:font-style="italic" style:font-style-asian="italic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ourier New2" fo:font-size="12pt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officeooo:rsid="000eedc0"/>
    </style:style>
    <style:style style:name="T9" style:family="text">
      <style:text-properties officeooo:rsid="0011f5a5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style:text-underline-style="solid" style:text-underline-width="auto" style:text-underline-color="font-color"/>
    </style:style>
    <style:style style:name="T12" style:family="text">
      <style:text-properties style:font-name="Times New Roman" style:text-underline-style="solid" style:text-underline-width="auto" style:text-underline-color="font-color" style:font-name-complex="Courier New3" style:language-complex="ar" style:country-complex="SA"/>
    </style:style>
    <style:style style:name="T13" style:family="text">
      <style:text-properties style:font-name="Times New Roman" fo:language="en" fo:country="US" fo:font-style="italic" style:font-style-asian="italic"/>
    </style:style>
    <style:style style:name="T14" style:family="text">
      <style:text-properties style:font-name="Times New Roman" fo:language="en" fo:country="US" style:font-name-complex="Courier New3" style:language-complex="ar" style:country-complex="SA"/>
    </style:style>
    <style:style style:name="T15" style:family="text">
      <style:text-properties style:font-name="Times New Roman" fo:language="en" fo:country="US" officeooo:rsid="00161a13" style:font-name-complex="Courier New3" style:language-complex="ar" style:country-complex="SA"/>
    </style:style>
    <style:style style:name="T16" style:family="text">
      <style:text-properties style:font-name="Times New Roman" style:font-name-complex="Courier New3" style:language-complex="ar" style:country-complex="SA"/>
    </style:style>
    <style:style style:name="T17" style:family="text">
      <style:text-properties style:font-name-complex="Courier New3" style:language-complex="ar" style:country-complex="SA"/>
    </style:style>
    <style:style style:name="T18" style:family="text">
      <style:text-properties style:font-name="Courier New" officeooo:rsid="0011f5a5"/>
    </style:style>
    <style:style style:name="T19" style:family="text">
      <style:text-properties officeooo:rsid="00148553"/>
    </style:style>
    <style:style style:name="T20" style:family="text">
      <style:text-properties style:font-name="Courier New1" style:font-name-complex="Courier New3"/>
    </style:style>
    <style:style style:name="T21" style:family="text">
      <style:text-properties officeooo:rsid="00161a13"/>
    </style:style>
    <style:style style:name="T22" style:family="text">
      <style:text-properties fo:language="zxx" fo:country="none" officeooo:rsid="00161a13" style:language-asian="zxx" style:country-asian="none" style:language-complex="zxx" style:country-complex="none"/>
    </style:style>
    <style:style style:name="T23" style:family="text">
      <style:text-properties fo:language="zxx" fo:country="none" officeooo:rsid="0015a666" style:language-asian="zxx" style:country-asian="none" style:language-complex="zxx" style:country-complex="none"/>
    </style:style>
    <style:style style:name="T24" style:family="text">
      <style:text-properties style:font-name="Symbol1"/>
    </style:style>
    <style:style style:name="T25" style:family="text">
      <style:text-properties fo:language="en" fo:country="US" style:font-name-complex="Courier New3" style:language-complex="ar" style:country-complex="SA"/>
    </style:style>
    <style:style style:name="T26" style:family="text">
      <style:text-properties officeooo:rsid="000cf0ae"/>
    </style:style>
    <style:style style:name="T27" style:family="text">
      <style:text-properties officeooo:rsid="00104c95"/>
    </style:style>
    <style:style style:name="T28" style:family="text">
      <style:text-properties officeooo:rsid="0015a666"/>
    </style:style>
    <style:style style:name="T29" style:family="text">
      <style:text-properties officeooo:rsid="0016862a"/>
    </style:style>
    <style:style style:name="T30" style:family="text">
      <style:text-properties officeooo:rsid="00377f06"/>
    </style:style>
    <style:style style:name="T31" style:family="text">
      <style:text-properties officeooo:rsid="0035ce21"/>
    </style:style>
    <style:style style:name="T32" style:family="text">
      <style:text-properties officeooo:rsid="006244f3"/>
    </style:style>
    <style:style style:name="T33" style:family="text">
      <style:text-properties officeooo:rsid="00658f9d"/>
    </style:style>
    <style:style style:name="T34" style:family="text">
      <style:text-properties officeooo:rsid="00672c59"/>
    </style:style>
    <style:style style:name="T35" style:family="text">
      <style:text-properties officeooo:rsid="0068f066"/>
    </style:style>
    <style:style style:name="T36" style:family="text">
      <style:text-properties officeooo:rsid="006b2103"/>
    </style:style>
    <style:style style:name="T37" style:family="text">
      <style:text-properties officeooo:rsid="006b9238"/>
    </style:style>
    <style:style style:name="T38" style:family="text">
      <style:text-properties officeooo:rsid="00721464"/>
    </style:style>
    <style:style style:name="T39" style:family="text">
      <style:text-properties officeooo:rsid="00739b8b"/>
    </style:style>
    <style:style style:name="T40" style:family="text">
      <style:text-properties officeooo:rsid="0075664d"/>
    </style:style>
    <style:style style:name="T41" style:family="text">
      <style:text-properties officeooo:rsid="00768a4f"/>
    </style:style>
    <style:style style:name="T42" style:family="text">
      <style:text-properties officeooo:rsid="007918da"/>
    </style:style>
    <style:style style:name="T43" style:family="text">
      <style:text-properties officeooo:rsid="007fe1a8"/>
    </style:style>
    <style:style style:name="T44" style:family="text">
      <style:text-properties officeooo:rsid="008212c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 table:number-columns-repeated="2"/>
        <table:table-row table:style-name="TableLine94535876863216">
          <table:table-cell table:style-name="Tabelle11.A1" office:value-type="string">
            <text:h text:style-name="P2" text:outline-level="1">Übung 1<text:line-break/><text:span text:style-name="T5">Digitale Signalverarbeitung</text:span></text:h>
          </table:table-cell>
          <table:table-cell table:style-name="Tabelle11.A1" office:value-type="string">
            <text:p text:style-name="Table_20_Contents"/>
          </table:table-cell>
          <table:table-cell table:style-name="Tabelle11.C1" office:value-type="string">
            <text:p text:style-name="Table_20_Contents">Namen <text:line-break/>Gruppen­mitglieder</text:p>
          </table:table-cell>
          <table:table-cell table:style-name="Tabelle11.D1" office:value-type="string">
            <text:p text:style-name="P8">Claude Stephane Manace Kouame</text:p>
          </table:table-cell>
          <table:table-cell table:style-name="Tabelle11.D1" office:value-type="string">
            <text:p text:style-name="P8">Franck Brondon Mezatio Felefack</text:p>
          </table:table-cell>
        </table:table-row>
      </table:table>
      <text:p text:style-name="P1"><text:line-break/>Bitte die grau hinterlegten Tabellenfelder ausfüllen</text:p>
      <text:p text:style-name="Text_20_body"/>
      <text:h text:style-name="P3" text:outline-level="1"><text:span text:style-name="T7">Aufgabe 1)</text:span> </text:h>
      <text:list xml:id="list1174283300" text:style-name="L1">
        <text:list-item>
          <text:p text:style-name="P77"><text:span text:style-name="T9">Wir üben Python: <text:line-break/></text:span><text:span text:style-name="T11">Vorbereitung</text:span><text:span text:style-name="T10">: <text:tab/><text:tab/><text:tab/>Installiere eine Python 3 Distibution (z.B.: Anaconda). Als Pakete sind notwendig (in der Regel im Grundpaket enthalten): Numpy, Scipy und Matplotlib. Natürlich ist eine IDE hilfreich (Spyder, Jupyter, …)<text:line-break/></text:span><text:span text:style-name="Code_20_Zchn"><text:span text:style-name="T12">Die eigentliche Aufgabe</text:span></text:span><text:span text:style-name="Code_20_Zchn"><text:span text:style-name="T16">:<text:tab/>Schreibe ein Python Script (Ueb1_1.py oder fürs Jupyter Notebook Ueb1_1.ipynb), hier sollte passieren:</text:span></text:span><text:span text:style-name="T9"><text:line-break/>- Einlesen der Variablen B, C, D, a, b, c aus einer Datei:<text:line-break/><text:tab/></text:span><text:span text:style-name="T18">with np.load('Ueb1.npz') as file:<text:line-break/><text:tab/> <text:s text:c="3"/>B, C, D, E, a, b, c = file.values()</text:span><text:span text:style-name="T9"><text:line-break/>- Definiere zusätzlich ein Numpy Array A (Typ Double):<text:line-break/> <text:tab/></text:span><text:span text:style-name="T9"><draw:frame draw:style-name="fr1" draw:name="Objekt1" text:anchor-type="as-char" svg:width="1.7429in" svg:height="1.07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line-break/><text:line-break/></text:span>Code:</text:p>
        </text:list-item>
      </text:list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ext_20_body">fürs Einlesen von B, C, D, a, b, c <text:line-break/><text:span text:style-name="T8">(aus Ueb1.npz)</text:span></text:p>
          </table:table-cell>
          <table:table-cell table:style-name="Tabelle1.B1" office:value-type="string">
            <text:p text:style-name="P9">B,C,D,E,a,b,c = np.load('Ueb1.npz').values()</text:p>
          </table:table-cell>
        </table:table-row>
        <table:table-row table:style-name="TableLine94535877534816">
          <table:table-cell table:style-name="Tabelle1.A2" office:value-type="string">
            <text:p text:style-name="Table_20_Contents">... und Initiali­sieren von <text:span text:style-name="T3">A</text:span></text:p>
          </table:table-cell>
          <table:table-cell table:style-name="Tabelle1.B2" office:value-type="string">
            <text:p text:style-name="P10">A=np.array([[0.,8.,0.,6.,6.],</text:p>
            <text:p text:style-name="P10"><text:s text:c="21"/>[0.,5.,6.,0.,8.],</text:p>
            <text:p text:style-name="P10"><text:s text:c="21"/>[5.,4.,3.,8.,1.],</text:p>
            <text:p text:style-name="P10"><text:s text:c="21"/>[4.,7.,1.,2.,1.],</text:p>
            <text:p text:style-name="P10"><text:s text:c="21"/>[9.,6.,4.,1.,2.]])</text:p>
          </table:table-cell>
        </table:table-row>
      </table:table>
      <text:list xml:id="list163405418592650" text:continue-numbering="true" text:style-name="L1">
        <text:list-header>
          <text:p text:style-name="P76"/>
        </text:list-header>
        <text:list-item>
          <text:p text:style-name="P76"><text:span text:style-name="T9">Gib Typ</text:span> und Werte <text:span text:style-name="T9">der Variablen aus a) an</text:span>:</text:p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94535877572736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Type</text:p>
          </table:table-cell>
          <table:table-cell table:style-name="Tabelle2.C1" office:value-type="string">
            <text:p text:style-name="Table_20_Contents">Werte</text:p>
          </table:table-cell>
        </table:table-row>
        <table:table-row table:style-name="TableLine94535877591264">
          <table:table-cell table:style-name="Tabelle2.A2" office:value-type="string">
            <text:p text:style-name="P4">A</text:p>
          </table:table-cell>
          <table:table-cell table:style-name="Tabelle2.B2" office:value-type="string">
            <text:p text:style-name="P11">&lt;class 'numpy.ndarray'&gt;</text:p>
          </table:table-cell>
          <table:table-cell table:style-name="Tabelle2.C2" office:value-type="string">
            <text:p text:style-name="P12">[[0.,8.,0.,6.,6.],</text:p>
            <text:p text:style-name="P12"><text:s text:c="2"/>[0.,5.,6.,0.,8.],</text:p>
            <text:p text:style-name="P12"><text:s text:c="2"/>[5.,4.,3.,8.,1.],</text:p>
            <text:p text:style-name="P12"><text:s text:c="2"/>[4.,7.,1.,2.,1.],</text:p>
            <text:p text:style-name="P12"><text:s text:c="2"/>[9.,6.,4.,1.,2.]]</text:p>
          </table:table-cell>
        </table:table-row>
        <table:table-row table:style-name="Tabelle2.3">
          <table:table-cell table:style-name="Tabelle2.A2" office:value-type="string">
            <text:p text:style-name="P4">B</text:p>
          </table:table-cell>
          <table:table-cell table:style-name="Tabelle2.B2" office:value-type="string">
            <text:p text:style-name="P11">&lt;class 'numpy.ndarray'&gt;</text:p>
          </table:table-cell>
          <table:table-cell table:style-name="Tabelle2.C2" office:value-type="string">
            <text:p text:style-name="P12">[[0 8 0 6 6]</text:p>
            <text:p text:style-name="P12"><text:s/>[0 5 6 0 8]</text:p>
            <text:p text:style-name="P12"><text:s/>[5 4 3 8 1]</text:p>
            <text:p text:style-name="P12"><text:s/>[4 7 1 2 1]</text:p>
            <text:p text:style-name="P12"><text:soft-page-break/><text:s/>[9 6 4 1 2]]</text:p>
          </table:table-cell>
        </table:table-row>
        <table:table-row table:style-name="TableLine94535877594128">
          <table:table-cell table:style-name="Tabelle2.A2" office:value-type="string">
            <text:p text:style-name="P4">C</text:p>
          </table:table-cell>
          <table:table-cell table:style-name="Tabelle2.B2" office:value-type="string">
            <text:p text:style-name="P11">&lt;class 'numpy.ndarray'&gt;</text:p>
          </table:table-cell>
          <table:table-cell table:style-name="Tabelle2.C2" office:value-type="string">
            <text:p text:style-name="P13">[[6.94429604 5.92411706 7.78810866 8.73602604 9.23478927]</text:p>
            <text:p text:style-name="P13"><text:s/>[3.73441802 6.57513634 3.54245067 5.87484403 1.12734996]</text:p>
            <text:p text:style-name="P13"><text:s/>[0.74517213 3.779257 <text:s text:c="2"/>4.46242476 7.33792423 4.63200718]</text:p>
            <text:p text:style-name="P13"><text:s/>[6.0211782 <text:s/>7.66203236 9.2226607 <text:s/>3.25149426 9.76640302]</text:p>
            <text:p text:style-name="P13"><text:s/>[2.22985034 9.89380258 3.48113097 0.0570194 <text:s/>7.04269533]]</text:p>
          </table:table-cell>
        </table:table-row>
        <table:table-row table:style-name="TableLine94535877594944">
          <table:table-cell table:style-name="Tabelle2.A2" office:value-type="string">
            <text:p text:style-name="P4">D</text:p>
          </table:table-cell>
          <table:table-cell table:style-name="Tabelle2.B2" office:value-type="string">
            <text:p text:style-name="P11">&lt;class 'numpy.ndarray'&gt;</text:p>
          </table:table-cell>
          <table:table-cell table:style-name="Tabelle2.C2" office:value-type="string">
            <text:p text:style-name="P14">[[8 0 1 5 3]</text:p>
            <text:p text:style-name="P14"><text:s/>[7 3 9 9 2]</text:p>
            <text:p text:style-name="P14"><text:s/>[8 1 1 9 9]</text:p>
            <text:p text:style-name="P14"><text:s/>[5 4 4 1 9]</text:p>
            <text:p text:style-name="P14"><text:s/>[7 6 4 5 4]]</text:p>
          </table:table-cell>
        </table:table-row>
        <table:table-row table:style-name="TableLine94535877595920">
          <table:table-cell table:style-name="Tabelle2.A2" office:value-type="string">
            <text:p text:style-name="P4">E</text:p>
          </table:table-cell>
          <table:table-cell table:style-name="Tabelle2.B2" office:value-type="string">
            <text:p text:style-name="P11">&lt;class 'numpy.ndarray'&gt;</text:p>
          </table:table-cell>
          <table:table-cell table:style-name="Tabelle2.C2" office:value-type="string">
            <text:p text:style-name="Code"/>
          </table:table-cell>
        </table:table-row>
        <table:table-row table:style-name="TableLine94535877597120">
          <table:table-cell table:style-name="Tabelle2.A2" office:value-type="string">
            <text:p text:style-name="P4">a</text:p>
          </table:table-cell>
          <table:table-cell table:style-name="Tabelle2.B2" office:value-type="string">
            <text:p text:style-name="P11">&lt;class 'numpy.ndarray'&gt;</text:p>
          </table:table-cell>
          <table:table-cell table:style-name="Tabelle2.C2" office:value-type="string">
            <text:p text:style-name="P15">[[9.23304996]</text:p>
            <text:p text:style-name="P15"><text:s/>[0.38490453]</text:p>
            <text:p text:style-name="P15"><text:s/>[5.05009766]</text:p>
            <text:p text:style-name="P15"><text:s/>[2.53121884]</text:p>
            <text:p text:style-name="P15"><text:s/>[7.43399756]]</text:p>
          </table:table-cell>
        </table:table-row>
        <table:table-row table:style-name="TableLine94535877598096">
          <table:table-cell table:style-name="Tabelle2.A2" office:value-type="string">
            <text:p text:style-name="P4">b</text:p>
          </table:table-cell>
          <table:table-cell table:style-name="Tabelle2.B2" office:value-type="string">
            <text:p text:style-name="P11">&lt;class 'numpy.ndarray'&gt;</text:p>
          </table:table-cell>
          <table:table-cell table:style-name="Tabelle2.C2" office:value-type="string">
            <text:p text:style-name="P16">[[9.58991975 2.09516165 3.41357177 7.38239996 7.46438516]]</text:p>
          </table:table-cell>
        </table:table-row>
        <table:table-row table:style-name="TableLine94535877599072">
          <table:table-cell table:style-name="Tabelle2.A2" office:value-type="string">
            <text:p text:style-name="P4">c</text:p>
          </table:table-cell>
          <table:table-cell table:style-name="Tabelle2.B2" office:value-type="string">
            <text:p text:style-name="Table_20_Contents"/>
          </table:table-cell>
          <table:table-cell table:style-name="Tabelle2.C2" office:value-type="string">
            <text:p text:style-name="P16">0.5805649647699622</text:p>
          </table:table-cell>
        </table:table-row>
      </table:table>
      <text:list xml:id="list163406797970887" text:continue-numbering="true" text:style-name="L1">
        <text:list-header>
          <text:p text:style-name="P76"/>
        </text:list-header>
        <text:list-item>
          <text:p text:style-name="P76">Addition / Subtraktion</text:p>
        </text:list-item>
      </text:list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P59">Resultat</text:p>
          </table:table-cell>
        </table:table-row>
        <table:table-row table:style-name="TableLine94535877613296">
          <table:table-cell table:style-name="Tabelle3.A2" office:value-type="string">
            <text:p text:style-name="Table_20_Contents">A+C</text:p>
          </table:table-cell>
          <table:table-cell table:style-name="Tabelle3.B2" office:value-type="string">
            <text:p text:style-name="P17">[[ 8. <text:s/>8. <text:s/>1. 11. <text:s/>9.]</text:p>
            <text:p text:style-name="P17"><text:s/>[ 7. <text:s/>8. 15. <text:s/>9. 10.]</text:p>
            <text:p text:style-name="P17"><text:s/>[13. <text:s/>5. <text:s/>4. 17. 10.]</text:p>
            <text:p text:style-name="P17"><text:s/>[ 9. 11. <text:s/>5. <text:s/>3. 10.]</text:p>
            <text:p text:style-name="P17"><text:s/>[16. 12. <text:s/>8. <text:s/>6. <text:s/>6.]]</text:p>
          </table:table-cell>
        </table:table-row>
        <table:table-row table:style-name="TableLine94535877614592">
          <table:table-cell table:style-name="Tabelle3.A3" office:value-type="string">
            <text:p text:style-name="Table_20_Contents">A-C</text:p>
          </table:table-cell>
          <table:table-cell table:style-name="Tabelle3.B2" office:value-type="string">
            <text:p text:style-name="P18">[[-6.94429604 <text:s/>2.07588294 -7.78810866 -2.73602604 -3.23478927]</text:p>
            <text:p text:style-name="P18"><text:s/>[-3.73441802 -1.57513634 <text:s/>2.45754933 -5.87484403 <text:s/>6.87265004]</text:p>
            <text:p text:style-name="P18"><text:s/>[ 4.25482787 <text:s/>0.220743 <text:s text:c="2"/>-1.46242476 <text:s/>0.66207577 -3.63200718]</text:p>
            <text:p text:style-name="P18"><text:s/>[-2.0211782 <text:s/>-0.66203236 -8.2226607 <text:s/>-1.25149426 -8.76640302]</text:p>
            <text:p text:style-name="P18"><text:s/>[ 6.77014966 -3.89380258 <text:s/>0.51886903 <text:s/>0.9429806 <text:s/>-5.04269533]]</text:p>
          </table:table-cell>
        </table:table-row>
        <table:table-row table:style-name="TableLine94535877615696">
          <table:table-cell table:style-name="Tabelle3.A4" office:value-type="string">
            <text:p text:style-name="Table_20_Contents">A+D</text:p>
          </table:table-cell>
          <table:table-cell table:style-name="Tabelle3.B2" office:value-type="string">
            <text:p text:style-name="P19">[[ 8. <text:s/>8. <text:s/>1. 11. <text:s/>9.]</text:p>
            <text:p text:style-name="P19"><text:s/>[ 7. <text:s/>8. 15. <text:s/>9. 10.]</text:p>
            <text:p text:style-name="P19"><text:s/>[13. <text:s/>5. <text:s/>4. 17. 10.]</text:p>
            <text:p text:style-name="P19"><text:s/>[ 9. 11. <text:s/>5. <text:s/>3. 10.]</text:p>
            <text:p text:style-name="P19"><text:s/>[16. 12. <text:s/>8. <text:s/>6. <text:s/>6.]]</text:p>
          </table:table-cell>
        </table:table-row>
      </table:table>
      <text:list xml:id="list163405687784253" text:continue-numbering="true" text:style-name="L1">
        <text:list-header>
          <text:p text:style-name="P76"/>
        </text:list-header>
        <text:list-item>
          <text:p text:style-name="P76">Multiplikationen:</text:p>
        </text:list-item>
      </text:list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94535877601936">
          <table:table-cell table:style-name="Tabelle4.A1" office:value-type="string">
            <text:p text:style-name="Table_20_Contents"/>
          </table:table-cell>
          <table:table-cell table:style-name="Tabelle4.A1" office:value-type="string">
            <text:p text:style-name="Table_20_Contents">Resultat</text:p>
          </table:table-cell>
          <table:table-cell table:style-name="Tabelle4.C1" office:value-type="string">
            <text:p text:style-name="Table_20_Contents">Bedeutung</text:p>
          </table:table-cell>
        </table:table-row>
        <text:soft-page-break/>
        <table:table-row table:style-name="TableLine94535877641712">
          <table:table-cell table:style-name="Tabelle4.A2" office:value-type="string">
            <text:p text:style-name="Table_20_Contents">A * C</text:p>
          </table:table-cell>
          <table:table-cell table:style-name="Tabelle4.B2" office:value-type="string">
            <text:p text:style-name="P60"><text:line-break/>[[0.00000000e+00 4.73929364e+01 0.00000000e+00 5.24161562e+01</text:p>
            <text:p text:style-name="P20"><text:s text:c="2"/>5.54087356e+01]</text:p>
            <text:p text:style-name="P20"><text:s/>[0.00000000e+00 3.28756817e+01 2.12547040e+01 0.00000000e+00</text:p>
            <text:p text:style-name="P20"><text:s text:c="2"/>9.01879969e+00]</text:p>
            <text:p text:style-name="P20"><text:s/>[3.72586064e+00 1.51170280e+01 1.33872743e+01 5.87033938e+01</text:p>
            <text:p text:style-name="P20"><text:s text:c="2"/>4.63200718e+00]</text:p>
            <text:p text:style-name="P20"><text:s/>[2.40847128e+01 5.36342266e+01 9.22266070e+00 6.50298851e+00</text:p>
            <text:p text:style-name="P20"><text:s text:c="2"/>9.76640302e+00]</text:p>
            <text:p text:style-name="P20"><text:s/>[2.00686531e+01 5.93628155e+01 1.39245239e+01 5.70194022e-02</text:p>
            <text:p text:style-name="P60"><text:s text:c="2"/>1.40853907e+01]]<text:line-break/><text:line-break/></text:p>
          </table:table-cell>
          <table:table-cell table:style-name="Tabelle4.C2" office:value-type="string">
            <text:p text:style-name="P21"><text:span text:style-name="T26">D</text:span>as Multiplizieren von zwei Operanden</text:p>
          </table:table-cell>
        </table:table-row>
        <table:table-row table:style-name="TableLine94535877648624">
          <table:table-cell table:style-name="Tabelle4.A2" office:value-type="string">
            <text:p text:style-name="Table_20_Contents">A @ C</text:p>
          </table:table-cell>
          <table:table-cell table:style-name="Tabelle4.B2" office:value-type="string">
            <text:p text:style-name="P22">[[ 79.38151544 157.93610041 104.56235534 <text:s/>66.84983422 109.87338979]</text:p>
            <text:p text:style-name="P22"><text:s/>[ 40.98192562 134.70164432 <text:s/>72.33584966 <text:s/>73.85792077 <text:s/>89.7703555 ]</text:p>
            <text:p text:style-name="P22"><text:s/>[102.29394466 138.44896314 143.76003682 115.26225246 149.75328725]</text:p>
            <text:p text:style-name="P22"><text:s/>[ 68.93548919 <text:s/>98.71954694 <text:s/>82.33846643 <text:s/>89.96594453 <text:s/>76.03811537]</text:p>
            <text:p text:style-name="P61"><text:s/>[ 98.36673992 135.33453707 125.38230362 146.59052851 132.25702563]]<text:line-break/><text:line-break/></text:p>
          </table:table-cell>
          <table:table-cell table:style-name="Tabelle4.C2" office:value-type="string">
            <text:p text:style-name="P23"><text:span text:style-name="T27">D</text:span>as Multiplizien von zwei Matrizen</text:p>
          </table:table-cell>
        </table:table-row>
        <table:table-row table:style-name="TableLine94535877649440">
          <table:table-cell table:style-name="Tabelle4.A2" office:value-type="string">
            <text:p text:style-name="Table_20_Contents">A / C</text:p>
          </table:table-cell>
          <table:table-cell table:style-name="Tabelle4.B2" office:value-type="string">
            <text:p text:style-name="P24">[[ 0. <text:s text:c="9"/>1.35041221 <text:s/>0. <text:s text:c="9"/>0.68681114 <text:s/>0.64971705]</text:p>
            <text:p text:style-name="P24"><text:s/>[ 0. <text:s text:c="9"/>0.7604405 <text:s text:c="2"/>1.69374271 <text:s/>0. <text:s text:c="9"/>7.096288 <text:s/>]</text:p>
            <text:p text:style-name="P24"><text:s/>[ 6.70985911 <text:s/>1.0584091 <text:s text:c="2"/>0.67228024 <text:s/>1.09022657 <text:s/>0.21588913]</text:p>
            <text:p text:style-name="P24"><text:s/>[ 0.66432181 <text:s/>0.91359572 <text:s/>0.10842858 <text:s/>0.61510181 <text:s/>0.10239184]</text:p>
            <text:p text:style-name="P62"><text:s/>[ 4.03614531 <text:s/>0.60644024 <text:s/>1.14905186 17.53788994 <text:s/>0.28398218]]<text:line-break/><text:line-break/><text:line-break/></text:p>
          </table:table-cell>
          <table:table-cell table:style-name="Tabelle4.C2" office:value-type="string">
            <text:p text:style-name="P25"><text:span text:style-name="T28">Die</text:span> <text:span text:style-name="T23">Division</text:span> vo<text:span text:style-name="T28">n</text:span> <text:span text:style-name="T28">zwei</text:span> Operand<text:span text:style-name="T28">en</text:span></text:p>
          </table:table-cell>
        </table:table-row>
        <table:table-row table:style-name="TableLine94535877650304">
          <table:table-cell table:style-name="Tabelle4.A2" office:value-type="string">
            <text:p text:style-name="Table_20_Contents"><text:span text:style-name="T2">A @ numpy.linalg.inv(C)</text:span> </text:p>
          </table:table-cell>
          <table:table-cell table:style-name="Tabelle4.B2" office:value-type="string">
            <text:p text:style-name="P72">[[ 0.9019336 <text:s/>-0.25488997 <text:s/>0.57999271 -1.44984991 <text:s/>1.33918495]</text:p>
            <text:p text:style-name="P26"><text:s/>[-0.66318433 -0.59008175 <text:s/>0.84603043 <text:s/>0.93433758 <text:s/>0.24786813]</text:p>
            <text:p text:style-name="P26"><text:s/>[ 0.68630862 <text:s/>0.8677807 <text:s/>-0.24154344 -0.40321846 -0.17882117]</text:p>
            <text:p text:style-name="P26"><text:s/>[ 0.38996577 <text:s/>0.82253345 -0.67965626 -0.39359857 <text:s/>0.49181174]</text:p>
            <text:p text:style-name="P63"><text:s/>[ 0.69491736 <text:s/>1.05367837 -1.65770133 <text:s/>0.27937298 -0.0930417 ]]<text:line-break/><text:soft-page-break/></text:p>
          </table:table-cell>
          <table:table-cell table:style-name="Tabelle4.C2" office:value-type="string">
            <text:p text:style-name="P27"><text:span text:style-name="T29">D</text:span>as Multiplizieren von der Matrix A und die inverse Matrix von C</text:p>
          </table:table-cell>
        </table:table-row>
      </table:table>
      <text:list xml:id="list163405428368104" text:continue-numbering="true" text:style-name="L1">
        <text:list-header>
          <text:p text:style-name="P76"/>
        </text:list-header>
        <text:list-item>
          <text:p text:style-name="P76">Matrix mal Vektor, ...:</text:p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leLine94535877619376"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>Resultat</text:p>
          </table:table-cell>
          <table:table-cell table:style-name="Tabelle5.C1" office:value-type="string">
            <text:p text:style-name="Table_20_Contents">Bemerkung</text:p>
          </table:table-cell>
        </table:table-row>
        <table:table-row table:style-name="TableLine94535877667680">
          <table:table-cell table:style-name="Tabelle5.A2" office:value-type="string">
            <text:p text:style-name="Table_20_Contents"><text:span text:style-name="T2">C @ a</text:span> </text:p>
          </table:table-cell>
          <table:table-cell table:style-name="Tabelle5.B2" office:value-type="string">
            <text:p text:style-name="P28">[[196.49215569]</text:p>
            <text:p text:style-name="P28"><text:s/>[ 78.15182244]</text:p>
            <text:p text:style-name="P28"><text:s/>[ 83.87876756]</text:p>
            <text:p text:style-name="P28"><text:s/>[185.95198708]</text:p>
            <text:p text:style-name="P64"><text:span text:style-name="T30"><text:s/>[ </text:span>94.47624884]]</text:p>
          </table:table-cell>
          <table:table-cell table:style-name="Tabelle5.C2" office:value-type="string">
            <text:p text:style-name="P29">Man bekommt ein (5, 1 ) Matrix</text:p>
          </table:table-cell>
        </table:table-row>
        <table:table-row table:style-name="TableLine94535877670000">
          <table:table-cell table:style-name="Tabelle5.A2" office:value-type="string">
            <text:p text:style-name="Table_20_Contents"><text:span text:style-name="T2">C @ b</text:span> </text:p>
          </table:table-cell>
          <table:table-cell table:style-name="Tabelle5.B2" office:value-type="string">
            <text:p text:style-name="Code"><text:line-break/><text:line-break/><text:line-break/></text:p>
          </table:table-cell>
          <table:table-cell table:style-name="Tabelle5.C2" office:value-type="string">
            <text:p text:style-name="P31">nicht möglich, weil die Anzahl von von Spalte von C nicht stimmt mit der Anzahl von Zeile von a</text:p>
          </table:table-cell>
        </table:table-row>
        <table:table-row table:style-name="TableLine94535877670816">
          <table:table-cell table:style-name="Tabelle5.A2" office:value-type="string">
            <text:p text:style-name="Table_20_Contents"><text:span text:style-name="T2">b @ C</text:span> </text:p>
          </table:table-cell>
          <table:table-cell table:style-name="Tabelle5.B2" office:value-type="string">
            <text:p text:style-name="P65">[[138.05835726 213.90388621 191.41202332 145.56451333 231.40344114]]<text:line-break/><text:line-break/></text:p>
          </table:table-cell>
          <table:table-cell table:style-name="Tabelle5.C2" office:value-type="string">
            <text:p text:style-name="P30">Man bekommt ein (1, 5 ) Matrix</text:p>
          </table:table-cell>
        </table:table-row>
      </table:table>
      <text:list xml:id="list163406468403101" text:continue-numbering="true" text:style-name="L1">
        <text:list-header>
          <text:p text:style-name="P76"/>
        </text:list-header>
        <text:list-item>
          <text:p text:style-name="P76">Wichtig zu beachten:</text:p>
        </text:list-item>
      </text:list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94535877653552"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Table_20_Contents">Resultat</text:p>
          </table:table-cell>
          <table:table-cell table:style-name="Tabelle6.C1" office:value-type="string">
            <text:p text:style-name="P7">Erklärung</text:p>
          </table:table-cell>
        </table:table-row>
        <table:table-row table:style-name="TableLine94535877687936">
          <table:table-cell table:style-name="Tabelle6.A2" office:value-type="string">
            <text:p text:style-name="Table_20_Contents">B – D<text:line-break/><text:span text:style-name="T19">erkläre Werte</text:span></text:p>
          </table:table-cell>
          <table:table-cell table:style-name="Tabelle6.B2" office:value-type="string">
            <text:p text:style-name="P32">[[248 <text:s text:c="2"/>8 255 <text:s text:c="2"/>1 <text:s text:c="2"/>3]</text:p>
            <text:p text:style-name="P32"><text:s/>[249 <text:s text:c="2"/>2 253 247 <text:s text:c="2"/>6]</text:p>
            <text:p text:style-name="P32"><text:s/>[253 <text:s text:c="2"/>3 <text:s text:c="2"/>2 255 248]</text:p>
            <text:p text:style-name="P32"><text:s/>[255 <text:s text:c="2"/>3 253 <text:s text:c="2"/>1 248]</text:p>
            <text:p text:style-name="P66"><text:s/>[ <text:s/>2 <text:s text:c="2"/>0 <text:s text:c="2"/>0 252 254]]</text:p>
          </table:table-cell>
          <table:table-cell table:style-name="Tabelle6.C2" office:value-type="string">
            <text:p text:style-name="Table_20_Contents"/>
          </table:table-cell>
        </table:table-row>
        <table:table-row table:style-name="TableLine94535877690256">
          <table:table-cell table:style-name="Tabelle6.A2" office:value-type="string">
            <text:p text:style-name="Table_20_Contents">C + a<text:line-break/><text:span text:style-name="T19">Warum klappts?</text:span></text:p>
          </table:table-cell>
          <table:table-cell table:style-name="Tabelle6.B2" office:value-type="string">
            <text:p text:style-name="P33">[[16.17734601 15.15716702 17.02115862 17.969076 <text:s text:c="2"/>18.46783924]</text:p>
            <text:p text:style-name="P33"><text:s/>[ 4.11932254 <text:s/>6.96004087 <text:s/>3.92735519 <text:s/>6.25974856 <text:s/>1.51225449]</text:p>
            <text:p text:style-name="P33"><text:s/>[ 5.79526979 <text:s/>8.82935466 <text:s/>9.51252243 12.38802189 <text:s/>9.68210484]</text:p>
            <text:p text:style-name="P33"><text:s/>[ 8.55239704 10.1932512 <text:s/>11.75387954 <text:s/>5.78271309 12.29762186]</text:p>
            <text:p text:style-name="P67"><text:s/>[ 9.6638479 <text:s/>17.32780013 10.91512853 <text:s/>7.49101696 14.47669289]]<text:line-break/></text:p>
          </table:table-cell>
          <table:table-cell table:style-name="Tabelle6.C2" office:value-type="string">
            <text:p text:style-name="P34">Sollte eigentlich nich funktionieren.</text:p>
            <text:p text:style-name="P34">Die Python API kann das <text:span text:style-name="T31">aber!</text:span></text:p>
          </table:table-cell>
        </table:table-row>
      </table:table>
      <text:list xml:id="list163405847821750" text:continue-numbering="true" text:style-name="L1">
        <text:list-header>
          <text:p text:style-name="P76"/>
        </text:list-header>
        <text:list-item>
          <text:p text:style-name="P74"><text:span text:style-name="T10">Führe folgenden Code aus:<text:tab/><text:tab/></text:span><text:span text:style-name="Code_20_Zchn"><text:span text:style-name="T17">A2 = A</text:span></text:span><text:line-break/><text:span text:style-name="Code_20_Zchn"><text:span text:style-name="T17"> <text:tab/><text:tab/><text:tab/><text:tab/><text:tab/>A[0, 0] = 42</text:span></text:span><text:line-break/><text:span text:style-name="Code_20_Zchn"><text:span text:style-name="T17"> <text:tab/><text:tab/><text:tab/><text:tab/><text:tab/>print(A2)</text:span></text:span><text:line-break/><text:span text:style-name="T10">Erkläre warum sich </text:span><text:span text:style-name="T20">A2</text:span><text:span text:style-name="T10"> geändert hat.</text:span></text:p>
        </text:list-item>
      </text:list>
      <table:table table:name="Tabelle7" table:style-name="Tabelle7">
        <table:table-column table:style-name="Tabelle7.A"/>
        <table:table-row table:style-name="TableLine94535877673840">
          <table:table-cell table:style-name="Tabelle7.A1" office:value-type="string">
            <text:p text:style-name="P35">Weil A2 und A den gleichen Zeiger haben.</text:p>
          </table:table-cell>
        </table:table-row>
      </table:table>
      <text:list xml:id="list163406680004474" text:continue-numbering="true" text:style-name="L1">
        <text:list-header>
          <text:p text:style-name="P76"/>
        </text:list-header>
        <text:list-item>
          <text:p text:style-name="P76"><text:span text:style-name="T10">Sliceing mit maximaler Ausnutzung der Defaults (z.B. <text:s/>statt „0:n:1“ einfach nur „:n“) und negativer Grenzen. </text:span>Code für Slicing von A, <text:span text:style-name="T21">sollten Einzeiler sein</text:span>:</text:p>
        </text:list-item>
      </text:list>
      <table:table table:name="Tabelle8" table:style-name="Tabelle8">
        <table:table-column table:style-name="Tabelle8.A"/>
        <table:table-column table:style-name="Tabelle8.B"/>
        <table:table-row table:style-name="TableLine94535877711808">
          <table:table-cell table:style-name="Tabelle8.A1" office:value-type="string">
            <text:p text:style-name="Table_20_Contents">… <text:span text:style-name="T1">ohne die ersten beiden Spalten</text:span> </text:p>
          </table:table-cell>
          <table:table-cell table:style-name="Tabelle8.B1" office:value-type="string">
            <text:p text:style-name="P36">A[0:,2:]</text:p>
          </table:table-cell>
        </table:table-row>
        <text:soft-page-break/>
        <table:table-row table:style-name="TableLine94535877715776">
          <table:table-cell table:style-name="Tabelle8.A4" office:value-type="string">
            <text:p text:style-name="Table_20_Contents">… <text:span text:style-name="T1">nur die letzte Zeile</text:span> </text:p>
          </table:table-cell>
          <table:table-cell table:style-name="Tabelle8.B2" office:value-type="string">
            <text:p text:style-name="P37">A[4::]</text:p>
          </table:table-cell>
        </table:table-row>
        <table:table-row table:style-name="TableLine94535877717216">
          <table:table-cell table:style-name="Tabelle8.A4" office:value-type="string">
            <text:p text:style-name="Table_20_Contents">… <text:span text:style-name="T1">nur jede 2. Spalte und Zeile</text:span> </text:p>
          </table:table-cell>
          <table:table-cell table:style-name="Tabelle8.B2" office:value-type="string">
            <text:p text:style-name="P38">A[::,::2]</text:p>
          </table:table-cell>
        </table:table-row>
        <table:table-row table:style-name="TableLine94535877717872">
          <table:table-cell table:style-name="Tabelle8.A4" office:value-type="string">
            <text:p text:style-name="Table_20_Contents">… <text:span text:style-name="T1">Zeilen in umgekehrter Reihenfolge</text:span> </text:p>
          </table:table-cell>
          <table:table-cell table:style-name="Tabelle8.B2" office:value-type="string">
            <text:p text:style-name="P39">A[::,::-1]</text:p>
          </table:table-cell>
        </table:table-row>
      </table:table>
      <text:p text:style-name="Text_20_body"/>
      <text:list xml:id="list163406588088926" text:continue-numbering="true" text:style-name="L1">
        <text:list-item>
          <text:p text:style-name="P76"><text:span text:style-name="T10">Erzeuge ein Array, welches 2 mal das Array C enthält. Und zwar auf 3 unterschiedliche Weisen. </text:span>Code für Verdoppeln von C als:</text:p>
        </text:list-item>
      </text:list>
      <table:table table:name="Tabelle9" table:style-name="Tabelle9">
        <table:table-column table:style-name="Tabelle9.A"/>
        <table:table-column table:style-name="Tabelle9.B"/>
        <table:table-row table:style-name="TableLine94535877719616">
          <table:table-cell table:style-name="Tabelle9.A1" office:value-type="string">
            <text:p text:style-name="Table_20_Contents">... Tuple (C, C)</text:p>
          </table:table-cell>
          <table:table-cell table:style-name="Tabelle9.B1" office:value-type="string">
            <text:p text:style-name="P40">np.array((C,C))</text:p>
          </table:table-cell>
        </table:table-row>
        <table:table-row table:style-name="TableLine94535877728384">
          <table:table-cell table:style-name="Tabelle9.A4" office:value-type="string">
            <text:p text:style-name="Table_20_Contents"><text:s text:c="7"/>Bedeutung:</text:p>
          </table:table-cell>
          <table:table-cell table:style-name="Tabelle9.B2" office:value-type="string">
            <text:p text:style-name="P68">Man bekommt ein 3-Dimensional array</text:p>
          </table:table-cell>
        </table:table-row>
        <table:table-row table:style-name="TableLine94535877729840">
          <table:table-cell table:style-name="Tabelle9.A4" office:value-type="string">
            <text:p text:style-name="Table_20_Contents">... ein Array doppelter Breite</text:p>
          </table:table-cell>
          <table:table-cell table:style-name="Tabelle9.B2" office:value-type="string">
            <text:p text:style-name="Code"/>
          </table:table-cell>
        </table:table-row>
        <table:table-row table:style-name="TableLine94535877730496">
          <table:table-cell table:style-name="Tabelle9.A4" office:value-type="string">
            <text:p text:style-name="Table_20_Contents">... ein Array doppelter Höhe</text:p>
          </table:table-cell>
          <table:table-cell table:style-name="Tabelle9.B2" office:value-type="string">
            <text:p text:style-name="Code">np.append(C,C*2)</text:p>
          </table:table-cell>
        </table:table-row>
      </table:table>
      <text:list xml:id="list163405388837393" text:continue-numbering="true" text:style-name="L1">
        <text:list-header>
          <text:p text:style-name="P76"/>
        </text:list-header>
        <text:list-item>
          <text:p text:style-name="P76">Beschreibe For-Schleife in Python:</text:p>
        </text:list-item>
      </text:list>
      <table:table table:name="Tabelle10" table:style-name="Tabelle10">
        <table:table-column table:style-name="Tabelle10.A"/>
        <table:table-row table:style-name="TableLine94535877732240">
          <table:table-cell table:style-name="Tabelle10.A1" office:value-type="string">
            <text:p text:style-name="P58">Die for-Schleife in Python erfordert keine Indexierungsvariable, die vorher gesetzt werden soll. Dabei hilft die Funktion range() , die gibt eine Folge von Zahlen zurück, beginnend mit 0 als Vorgabe und inkrementiert mit 1 (als Vorgabe) und endet mit einer angegebenen Zahl.</text:p>
          </table:table-cell>
        </table:table-row>
      </table:table>
      <text:list xml:id="list163405753713706" text:continue-numbering="true" text:style-name="L1">
        <text:list-header>
          <text:p text:style-name="P76"><text:line-break/></text:p>
        </text:list-header>
      </text:list>
      <text:h text:style-name="Heading_20_2" text:outline-level="2">Aufgabe 2)</text:h>
      <text:list xml:id="list1753666790" text:style-name="L2">
        <text:list-item>
          <text:p text:style-name="P78"><text:span text:style-name="T22">Stelle</text:span><text:span text:style-name="T21"> die Funktion </text:span>cos(2 <text:span text:style-name="T4">p</text:span><text:span text:style-name="T3"> f t</text:span>) mittels komplexer E-Funktionen darstellen <text:span text:style-name="T21">(</text:span><text:span text:style-name="T22">Sollte</text:span><text:span text:style-name="T21"> Summe / Differenz von E-Funktionen beinhalten)</text:span>:</text:p>
        </text:list-item>
      </text:list>
      <table:table table:name="Tabelle12" table:style-name="Tabelle12">
        <table:table-column table:style-name="Tabelle12.A"/>
        <table:table-row table:style-name="TableLine94535877733632">
          <table:table-cell table:style-name="Tabelle12.A1" office:value-type="string">
            <text:p text:style-name="P41"><draw:frame draw:style-name="fr1" draw:name="Object1" text:anchor-type="as-char" svg:width="0.5366in" svg:height="0.20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</table:table>
      <text:list xml:id="list163406536898882" text:continue-numbering="true" text:style-name="L2">
        <text:list-header>
          <text:p text:style-name="P78"/>
        </text:list-header>
        <text:list-item>
          <text:p text:style-name="P78">Die Parameter der gesuchten Schwingung:</text:p>
        </text:list-item>
      </text:list>
      <table:table table:name="Tabelle13" table:style-name="Tabelle13">
        <table:table-column table:style-name="Tabelle13.A"/>
        <table:table-column table:style-name="Tabelle13.B"/>
        <table:table-row table:style-name="TableLine94535877759264">
          <table:table-cell table:style-name="Tabelle13.A1" office:value-type="string">
            <text:p text:style-name="Table_20_Contents">Frequenz:</text:p>
          </table:table-cell>
          <table:table-cell table:style-name="Tabelle13.B1" office:value-type="string">
            <text:p text:style-name="P42">4/3</text:p>
          </table:table-cell>
        </table:table-row>
        <table:table-row table:style-name="TableLine94535877777632">
          <table:table-cell table:style-name="Tabelle13.A3" office:value-type="string">
            <text:p text:style-name="Table_20_Contents">Amplitude: Realteil</text:p>
          </table:table-cell>
          <table:table-cell table:style-name="Tabelle13.B2" office:value-type="string">
            <text:p text:style-name="P43">3</text:p>
          </table:table-cell>
        </table:table-row>
        <table:table-row table:style-name="TableLine94535877779088">
          <table:table-cell table:style-name="Tabelle13.A3" office:value-type="string">
            <text:p text:style-name="P5">Imaginärteil </text:p>
          </table:table-cell>
          <table:table-cell table:style-name="Tabelle13.B2" office:value-type="string">
            <text:p text:style-name="P43">0</text:p>
          </table:table-cell>
        </table:table-row>
      </table:table>
      <text:list xml:id="list163404896158611" text:continue-numbering="true" text:style-name="L2">
        <text:list-header>
          <text:p text:style-name="P78"/>
        </text:list-header>
        <text:list-item>
          <text:p text:style-name="P78">Wertetabelle:</text:p>
        </text:list-item>
      </text:list>
      <table:table table:name="Tabelle14" table:style-name="Tabelle14">
        <table:table-column table:style-name="Tabelle14.A"/>
        <table:table-column table:style-name="Tabelle14.B" table:number-columns-repeated="11"/>
        <table:table-row table:style-name="TableLine94535877771104">
          <table:table-cell table:style-name="Tabelle14.A1" office:value-type="string">
            <text:p text:style-name="Table_20_Contents">Zeit (s)</text:p>
          </table:table-cell>
          <table:table-cell table:style-name="Tabelle14.B1" office:value-type="float" office:value="0">
            <text:p text:style-name="P5">0.00</text:p>
          </table:table-cell>
          <table:table-cell table:style-name="Tabelle14.B1" office:value-type="float" office:value="0.15">
            <text:p text:style-name="P5">0.15</text:p>
          </table:table-cell>
          <table:table-cell table:style-name="Tabelle14.B1" office:value-type="float" office:value="0.3">
            <text:p text:style-name="P5">0.30</text:p>
          </table:table-cell>
          <table:table-cell table:style-name="Tabelle14.B1" office:value-type="float" office:value="0.45">
            <text:p text:style-name="P5">0.45</text:p>
          </table:table-cell>
          <table:table-cell table:style-name="Tabelle14.B1" office:value-type="float" office:value="0.6">
            <text:p text:style-name="P5">0.60</text:p>
          </table:table-cell>
          <table:table-cell table:style-name="Tabelle14.B1" office:value-type="float" office:value="0.75">
            <text:p text:style-name="P5">0.75</text:p>
          </table:table-cell>
          <table:table-cell table:style-name="Tabelle14.B1" office:value-type="float" office:value="0.9">
            <text:p text:style-name="P5">0.90</text:p>
          </table:table-cell>
          <table:table-cell table:style-name="Tabelle14.B1" office:value-type="float" office:value="1.05">
            <text:p text:style-name="P5">1.05</text:p>
          </table:table-cell>
          <table:table-cell table:style-name="Tabelle14.B1" office:value-type="float" office:value="1.2">
            <text:p text:style-name="P5">1.20</text:p>
          </table:table-cell>
          <table:table-cell table:style-name="Tabelle14.B1" office:value-type="float" office:value="1.35">
            <text:p text:style-name="P5">1.35</text:p>
          </table:table-cell>
          <table:table-cell table:style-name="Tabelle14.L1" office:value-type="float" office:value="1.5">
            <text:p text:style-name="P5">1.50</text:p>
          </table:table-cell>
        </table:table-row>
        <table:table-row table:style-name="TableLine94535877823104">
          <table:table-cell table:style-name="Tabelle14.A3" office:value-type="string">
            <text:p text:style-name="Table_20_Contents">Realteil:</text:p>
          </table:table-cell>
          <table:table-cell table:style-name="Tabelle14.B2" office:value-type="string">
            <text:p text:style-name="P45"><text:span text:style-name="T38">1</text:span>.00</text:p>
          </table:table-cell>
          <table:table-cell table:style-name="Tabelle14.B2" office:value-type="string">
            <text:p text:style-name="P46"><text:span text:style-name="T38">1</text:span>.00</text:p>
          </table:table-cell>
          <table:table-cell table:style-name="Tabelle14.D2" office:value-type="float" office:value="0">
            <text:p text:style-name="P47"><text:span text:style-name="T32">0</text:span>.00</text:p>
          </table:table-cell>
          <table:table-cell table:style-name="Tabelle14.D2" office:value-type="float" office:value="0">
            <text:p text:style-name="P49">0.00</text:p>
          </table:table-cell>
          <table:table-cell table:style-name="Tabelle14.D2" office:value-type="float" office:value="-1">
            <text:p text:style-name="Table_20_Contents">-<text:span text:style-name="T40">1</text:span><text:span text:style-name="T33">.00</text:span></text:p>
          </table:table-cell>
          <table:table-cell table:style-name="Tabelle14.D2" office:value-type="float" office:value="-1">
            <text:p text:style-name="Table_20_Contents">-<text:span text:style-name="T41">1</text:span><text:span text:style-name="T34">.00</text:span></text:p>
          </table:table-cell>
          <table:table-cell table:style-name="Tabelle14.D2" office:value-type="float" office:value="-1">
            <text:p text:style-name="Table_20_Contents">-<text:span text:style-name="T42">1</text:span><text:span text:style-name="T35">.00</text:span></text:p>
          </table:table-cell>
          <table:table-cell table:style-name="Tabelle14.D2" office:value-type="float" office:value="0">
            <text:p text:style-name="P53">0.00</text:p>
          </table:table-cell>
          <table:table-cell table:style-name="Tabelle14.D2" office:value-type="float" office:value="0">
            <text:p text:style-name="P54">0.00</text:p>
          </table:table-cell>
          <table:table-cell table:style-name="Tabelle14.D2" office:value-type="float" office:value="1">
            <text:p text:style-name="P55"><text:span text:style-name="T44">1</text:span>.00</text:p>
          </table:table-cell>
          <table:table-cell table:style-name="Tabelle14.L2" office:value-type="float" office:value="1">
            <text:p text:style-name="P56"><text:span text:style-name="T44">1</text:span>.00</text:p>
          </table:table-cell>
        </table:table-row>
        <table:table-row table:style-name="TableLine94535877830880">
          <table:table-cell table:style-name="Tabelle14.A3" office:value-type="string">
            <text:p text:style-name="Table_20_Contents">Imaginärteil:</text:p>
          </table:table-cell>
          <table:table-cell table:style-name="Tabelle14.D2" office:value-type="float" office:value="0">
            <text:p text:style-name="P44">0.00</text:p>
          </table:table-cell>
          <table:table-cell table:style-name="Tabelle14.B2" office:value-type="string">
            <text:p text:style-name="P46"><text:span text:style-name="T38">1</text:span>.00</text:p>
          </table:table-cell>
          <table:table-cell table:style-name="Tabelle14.D2" office:value-type="float" office:value="1">
            <text:p text:style-name="P48"><text:span text:style-name="T38">1</text:span>.00</text:p>
          </table:table-cell>
          <table:table-cell table:style-name="Tabelle14.D2" office:value-type="float" office:value="1">
            <text:p text:style-name="P50"><text:span text:style-name="T39">1</text:span>.00</text:p>
          </table:table-cell>
          <table:table-cell table:style-name="Tabelle14.D2" office:value-type="float" office:value="1">
            <text:p text:style-name="P51"><text:span text:style-name="T40">1</text:span>.00</text:p>
          </table:table-cell>
          <table:table-cell table:style-name="Tabelle14.D2" office:value-type="float" office:value="0">
            <text:p text:style-name="P52">0.00</text:p>
          </table:table-cell>
          <table:table-cell table:style-name="Tabelle14.D2" office:value-type="float" office:value="-1">
            <text:p text:style-name="Table_20_Contents"><text:span text:style-name="T42">-1</text:span><text:span text:style-name="T35">.00</text:span></text:p>
          </table:table-cell>
          <table:table-cell table:style-name="Tabelle14.D2" office:value-type="float" office:value="-1">
            <text:p text:style-name="Table_20_Contents">-<text:span text:style-name="T42">1</text:span><text:span text:style-name="T36">.00</text:span></text:p>
          </table:table-cell>
          <table:table-cell table:style-name="Tabelle14.D2" office:value-type="float" office:value="-1">
            <text:p text:style-name="Table_20_Contents">-<text:span text:style-name="T43">1</text:span><text:span text:style-name="T37">.00</text:span></text:p>
          </table:table-cell>
          <table:table-cell table:style-name="Tabelle14.D2" office:value-type="float" office:value="-1">
            <text:p text:style-name="Table_20_Contents">-<text:span text:style-name="T44">1</text:span>.00</text:p>
          </table:table-cell>
          <table:table-cell table:style-name="Tabelle14.L2" office:value-type="float" office:value="0">
            <text:p text:style-name="P57">0.00</text:p>
          </table:table-cell>
        </table:table-row>
      </table:table>
      <text:list xml:id="list163405471869107" text:continue-numbering="true" text:style-name="L2">
        <text:list-header>
          <text:p text:style-name="P78"><text:line-break/></text:p>
        </text:list-header>
      </text:list>
      <text:h text:style-name="P73" text:outline-level="2">Aufgabe 3)</text:h>
      <text:p text:style-name="P69"><text:span text:style-name="T10">Schreibe ein Python-Skript, das für einen Bereich von 0 bis 2</text:span><text:span text:style-name="T24"></text:span><text:span text:style-name="T10"> in 1 Million Schritten den Sinus, den Kosinus und die E-Funktion berechnet und in einem Array speichert.</text:span></text:p>
      <text:p text:style-name="P71">Benutzen Sie für a), b), c) unterschiedliche Arrays.</text:p>
      <text:p text:style-name="Standard"><text:soft-page-break/><text:span text:style-name="T13">Tipps: </text:span><text:span text:style-name="Code_20_Zchn"><text:span text:style-name="T25">time.perf_counter, x = np.linspace(…)</text:span></text:span></text:p>
      <text:p text:style-name="P70"><text:span text:style-name="Code_20_Zchn"><text:span text:style-name="T15">V</text:span></text:span><text:span text:style-name="Code_20_Zchn"><text:span text:style-name="T14">ergleichen Sie die Rechenzeiten von 3 verschiedenen Implementationen des Algorithmus:</text:span></text:span></text:p>
      <table:table table:name="Tabelle15" table:style-name="Tabelle15">
        <table:table-column table:style-name="Tabelle15.A"/>
        <table:table-column table:style-name="Tabelle15.B"/>
        <table:table-row table:style-name="TableLine94535877782032">
          <table:table-cell table:style-name="Tabelle15.A1" office:value-type="string">
            <text:p text:style-name="P6">Code</text:p>
          </table:table-cell>
          <table:table-cell table:style-name="Tabelle15.B1" office:value-type="string">
            <text:p text:style-name="P6">Dauer (s)</text:p>
          </table:table-cell>
        </table:table-row>
        <table:table-row table:style-name="TableLine94535877866768">
          <table:table-cell table:style-name="Tabelle15.A2" table:number-columns-spanned="2" office:value-type="string">
            <text:p text:style-name="Standard"><text:span text:style-name="T1">a) Mit expliziter for-Schleife, Arrays vorher deklariert (x = </text:span><text:span text:style-name="T6">np.empty(…)</text:span><text:span text:style-name="T1">)</text:span></text:p>
          </table:table-cell>
          <table:covered-table-cell/>
        </table:table-row>
        <table:table-row table:style-name="TableLine94535877867840">
          <table:table-cell table:style-name="Tabelle15.A3" office:value-type="string">
            <text:p text:style-name="Code">array1 = np.empty(step,tuple)</text:p>
            <text:p text:style-name="Code">t1_start = perf_counter()</text:p>
            <text:p text:style-name="Code">j=0</text:p>
            <text:p text:style-name="Code">for i in np.linspace(0,2*pi,round(pow(10,6))):</text:p>
            <text:p text:style-name="Code"><text:s text:c="4"/>array1[j] = (np.sin(i),np.cos(i),np.exp(i))</text:p>
            <text:p text:style-name="Code"><text:s text:c="4"/>j+=1</text:p>
            <text:p text:style-name="Code">t1_stop = perf_counter()</text:p>
          </table:table-cell>
          <table:table-cell table:style-name="Tabelle15.B3" office:value-type="string">
            <text:p text:style-name="Table_20_Contents">4.96525373600889</text:p>
          </table:table-cell>
        </table:table-row>
        <table:table-row table:style-name="TableLine94535877869072">
          <table:table-cell table:style-name="Tabelle15.A2" table:number-columns-spanned="2" office:value-type="string">
            <text:p text:style-name="Table_20_Contents">b) <text:span text:style-name="T1">Mit expliziter for-Schleife, Resultate in Listen, Werte jeweils mit append anhängen.</text:span></text:p>
          </table:table-cell>
          <table:covered-table-cell/>
        </table:table-row>
        <table:table-row table:style-name="TableLine94535877869776">
          <table:table-cell table:style-name="Tabelle15.A3" office:value-type="string">
            <text:p text:style-name="Code">array2 = []</text:p>
            <text:p text:style-name="Code">t2_start = perf_counter()</text:p>
            <text:p text:style-name="Code">for i in np.linspace(0,2*pi,round(pow(10,6))):</text:p>
            <text:p text:style-name="Code"><text:s text:c="4"/>array2.append((np.sin(i),np.cos(i),np.exp(i)))</text:p>
            <text:p text:style-name="Code">t2_stop = perf_counter()</text:p>
          </table:table-cell>
          <table:table-cell table:style-name="Tabelle15.B5" office:value-type="float" office:value="4.74">
            <text:p text:style-name="Table_20_Contents">4.74</text:p>
          </table:table-cell>
        </table:table-row>
        <table:table-row table:style-name="TableLine94535877850528">
          <table:table-cell table:style-name="Tabelle15.A2" table:number-columns-spanned="2" office:value-type="string">
            <text:p text:style-name="Table_20_Contents">c) <text:span text:style-name="T1">Ohne explizite Schleife</text:span></text:p>
          </table:table-cell>
          <table:covered-table-cell/>
        </table:table-row>
        <table:table-row table:style-name="TableLine94535877856496">
          <table:table-cell table:style-name="Tabelle15.A3" office:value-type="string">
            <text:p text:style-name="Code">t3_start = perf_counter()</text:p>
            <text:p text:style-name="Code">array3 = (np.sin(np.linspace(0,2*pi,round(pow(10,6)))),np.cos(np.linspace(0,2*pi,round(pow(10,6)))),np.exp(np.linspace(0,2*pi,round(pow(10,6)))))</text:p>
            <text:p text:style-name="Code">t3_stop = perf_counter() </text:p>
          </table:table-cell>
          <table:table-cell table:style-name="Tabelle15.B3" office:value-type="string">
            <text:p text:style-name="Table_20_Contents">0.05772560500190593</text:p>
          </table:table-cell>
        </table:table-row>
      </table:table>
      <text:list xml:id="list2936216189" text:style-name="L3">
        <text:list-header>
          <text:p text:style-name="P7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Courier New2" svg:font-family="'Courier New'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Kursiv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Gothic" style:font-family-asian="'MS Gothic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class="extra"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de" fo:country="DE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Code_20_Zchn" style:display-name="Code Zchn" style:family="text">
      <style:text-properties style:font-name="Courier New1" fo:font-family="'Courier New'" style:font-family-generic="roman" style:font-pitch="variable" fo:font-size="12pt" fo:language="de" fo:country="DE" style:font-size-asian="12pt" style:language-asian="de" style:country-asian="DE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6063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063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063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.1063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063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06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6063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063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0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25in" fo:margin-left="0.6063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063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063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.1063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063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063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3.6063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063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0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25in" fo:margin-left="0.6063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063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063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.1063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063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06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6063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063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0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8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1DT3H12M45S</meta:editing-duration>
    <meta:editing-cycles>109</meta:editing-cycles>
    <meta:generator>LibreOffice/7.0.3.1$Linux_X86_64 LibreOffice_project/00$Build-1</meta:generator>
    <dc:date>2020-11-08T15:40:16.070733655</dc:date>
    <meta:document-statistic meta:table-count="15" meta:image-count="0" meta:object-count="2" meta:page-count="6" meta:paragraph-count="247" meta:word-count="1019" meta:character-count="7627" meta:non-whitespace-character-count="64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.</mn>
              </mtd>
              <mtd>
                <mn>8.</mn>
              </mtd>
              <mtd>
                <mn>0.</mn>
              </mtd>
              <mtd>
                <mn>6.</mn>
              </mtd>
              <mtd>
                <mn>6.</mn>
              </mtd>
            </mtr>
            <mtr>
              <mtd>
                <mn>0.</mn>
              </mtd>
              <mtd>
                <mn>5.</mn>
              </mtd>
              <mtd>
                <mn>6.</mn>
              </mtd>
              <mtd>
                <mn>0.</mn>
              </mtd>
              <mtd>
                <mn>8.</mn>
              </mtd>
            </mtr>
            <mtr>
              <mtd>
                <mn>5.</mn>
              </mtd>
              <mtd>
                <mn>4.</mn>
              </mtd>
              <mtd>
                <mn>3.</mn>
              </mtd>
              <mtd>
                <mn>8.</mn>
              </mtd>
              <mtd>
                <mn>1.</mn>
              </mtd>
            </mtr>
            <mtr>
              <mtd>
                <mn>4.</mn>
              </mtd>
              <mtd>
                <mn>7.</mn>
              </mtd>
              <mtd>
                <mn>1.</mn>
              </mtd>
              <mtd>
                <mn>2.</mn>
              </mtd>
              <mtd>
                <mn>1.</mn>
              </mtd>
            </mtr>
            <mtr>
              <mtd>
                <mn>9.</mn>
              </mtd>
              <mtd>
                <mn>6.</mn>
              </mtd>
              <mtd>
                <mn>4.</mn>
              </mtd>
              <mtd>
                <mn>1.</mn>
              </mtd>
              <mtd>
                <mn>2.</mn>
              </mtd>
            </mtr>
          </mtable>
        </mrow>
        <mo fence="true" stretchy="true">)</mo>
      </mrow>
    </mrow>
    <annotation encoding="StarMath 5.0">A = left ( matrix {0. # 8. # 0. # 6. # 6. ## 0. #  5. #  6. # 0. #  8. ## 5. # 4. # 3. # 8. # 1. ## 4. # 7. # 1. # 2. # 1. ## 9. # 6. # 4. # 1. # 2. } right )

</annotation>
  </semantics>
</math>
</file>

<file path=Object 2/content.xml><?xml version="1.0" encoding="utf-8"?>
<math xmlns="http://www.w3.org/1998/Math/MathML" display="block">
  <semantics>
    <mrow>
      <mover accent="true">
        <mi>X</mi>
        <mo stretchy="true">^</mo>
      </mover>
      <mo stretchy="false">⋅</mo>
      <msup>
        <mi mathvariant="normal">e</mi>
        <mrow>
          <mn>2</mn>
          <mi>π</mi>
          <mi mathvariant="italic">ft</mi>
        </mrow>
      </msup>
    </mrow>
    <annotation encoding="StarMath 5.0">widehat {X} cdot func e^{2 %pi ft} </annotation>
  </semantics>
</math>
</file>